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Number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Number.getInstance( Property enum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Number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EnumNumber( Property enum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Number.ge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Numb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Number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Number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